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end="Arrow" draw:fill="non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2cm" svg:height="1.4cm" svg:x="4.7cm" svg:y="2.8cm">
          <text:p text:style-name="P1">Beocreate</text:p>
        </draw:rect>
        <draw:rect draw:style-name="gr1" draw:text-style-name="P2" draw:layer="layout" svg:width="3.7cm" svg:height="0.9cm" draw:transform="rotate (1.5707963267946) translate (14.9cm 12.9cm)">
          <text:p text:style-name="P2"><text:span text:style-name="T1">raat</text:span></text:p>
        </draw:rect>
        <draw:rect draw:style-name="gr1" draw:text-style-name="P2" draw:layer="layout" svg:width="3.7cm" svg:height="0.9cm" draw:transform="rotate (1.5707963267946) translate (13.8cm 12.9cm)">
          <text:p text:style-name="P2"><text:span text:style-name="T1">mpd</text:span></text:p>
        </draw:rect>
        <draw:rect draw:style-name="gr1" draw:text-style-name="P2" draw:layer="layout" svg:width="3.7cm" svg:height="0.9cm" draw:transform="rotate (1.5707963267946) translate (12.7cm 12.9cm)">
          <text:p text:style-name="P2"><text:span text:style-name="T1">blues-alsa</text:span></text:p>
        </draw:rect>
        <draw:rect draw:style-name="gr1" draw:text-style-name="P2" draw:layer="layout" svg:width="3.7cm" svg:height="0.9cm" draw:transform="rotate (1.5707963267946) translate (11.6cm 12.9cm)">
          <text:p text:style-name="P2"><text:span text:style-name="T1">shairport-sync</text:span></text:p>
        </draw:rect>
        <draw:line draw:style-name="gr2" draw:text-style-name="P3" draw:layer="layout" svg:x1="12cm" svg:y1="9.2cm" svg:x2="12cm" svg:y2="7.7cm">
          <text:p/>
        </draw:line>
        <draw:line draw:style-name="gr2" draw:text-style-name="P3" draw:layer="layout" svg:x1="16.5cm" svg:y1="9.2cm" svg:x2="16.5cm" svg:y2="7.7cm">
          <text:p/>
        </draw:line>
        <draw:line draw:style-name="gr2" draw:text-style-name="P3" draw:layer="layout" svg:x1="15.3cm" svg:y1="9.2cm" svg:x2="15.3cm" svg:y2="7.7cm">
          <text:p/>
        </draw:line>
        <draw:line draw:style-name="gr2" draw:text-style-name="P3" draw:layer="layout" svg:x1="14.2cm" svg:y1="9.2cm" svg:x2="14.2cm" svg:y2="7.7cm">
          <text:p/>
        </draw:line>
        <draw:line draw:style-name="gr2" draw:text-style-name="P3" draw:layer="layout" svg:x1="13.1cm" svg:y1="9.2cm" svg:x2="13.1cm" svg:y2="7.7cm">
          <text:p/>
        </draw:line>
        <draw:rect draw:style-name="gr1" draw:text-style-name="P2" draw:layer="layout" svg:width="3.7cm" svg:height="0.9cm" draw:transform="rotate (1.5707963267946) translate (16cm 12.9cm)">
          <text:p text:style-name="P2"><text:span text:style-name="T1">...</text:span></text:p>
        </draw:rect>
        <draw:rect draw:style-name="gr1" draw:text-style-name="P2" draw:layer="layout" svg:width="2cm" svg:height="1.1cm" draw:transform="rotate (1.5707963267946) translate (4.8cm 7.7cm)">
          <text:p text:style-name="P2"><text:span text:style-name="T1">sigmatcp</text:span></text:p>
        </draw:rect>
        <draw:rect draw:style-name="gr1" draw:text-style-name="P1" draw:layer="layout" svg:width="5.3cm" svg:height="2cm" svg:x="11.6cm" svg:y="5.7cm">
          <text:p text:style-name="P1">AudioControl</text:p>
        </draw:rect>
        <draw:rect draw:style-name="gr1" draw:text-style-name="P2" draw:layer="layout" svg:width="2cm" svg:height="1.1cm" draw:transform="rotate (1.5707963267946) translate (6.1cm 7.7cm)">
          <text:p text:style-name="P2"><text:span text:style-name="T1">ALSA</text:span></text:p>
        </draw:rect>
        <draw:rect draw:style-name="gr3" draw:text-style-name="P4" draw:layer="layout" svg:width="5.3cm" svg:height="0.6cm" svg:x="11.6cm" svg:y="8.2cm">
          <text:p text:style-name="P4"><text:span text:style-name="T2">MPRIS</text:span></text:p>
        </draw:rect>
        <draw:line draw:style-name="gr2" draw:text-style-name="P3" draw:layer="layout" svg:x1="14.1cm" svg:y1="5.7cm" svg:x2="14.1cm" svg:y2="4.2cm">
          <text:p/>
        </draw:line>
        <draw:rect draw:style-name="gr3" draw:text-style-name="P4" draw:layer="layout" svg:width="5.3cm" svg:height="0.6cm" svg:x="11.6cm" svg:y="4.6cm">
          <text:p text:style-name="P4"><text:span text:style-name="T2">REST</text:span></text:p>
        </draw:rect>
        <draw:rect draw:style-name="gr1" draw:text-style-name="P2" draw:layer="layout" svg:width="2cm" svg:height="1.1cm" draw:transform="rotate (1.5707963267946) translate (7.4cm 7.7cm)">
          <text:p text:style-name="P2"><text:span text:style-name="T1">system </text:span><text:span text:style-name="T1"><text:line-break/></text:span><text:span text:style-name="T1">files</text:span></text:p>
        </draw:rect>
        <draw:line draw:style-name="gr2" draw:text-style-name="P3" draw:layer="layout" svg:x1="5.4cm" svg:y1="5.7cm" svg:x2="5.4cm" svg:y2="4.2cm">
          <text:p/>
        </draw:line>
        <draw:line draw:style-name="gr2" draw:text-style-name="P3" draw:layer="layout" svg:x1="7.9cm" svg:y1="5.7cm" svg:x2="7.9cm" svg:y2="4.2cm">
          <text:p/>
        </draw:line>
        <draw:line draw:style-name="gr2" draw:text-style-name="P3" draw:layer="layout" svg:x1="6.7cm" svg:y1="5.7cm" svg:x2="6.7cm" svg:y2="4.2cm">
          <text:p/>
        </draw:line>
        <draw:rect draw:style-name="gr1" draw:text-style-name="P2" draw:layer="layout" svg:width="2cm" svg:height="1.1cm" draw:transform="rotate (1.5707963267946) translate (8.8cm 7.7cm)">
          <text:p text:style-name="P2"><text:span text:style-name="T1">support</text:span></text:p>
          <text:p text:style-name="P2"><text:span text:style-name="T1">tools</text:span></text:p>
        </draw:rect>
        <draw:line draw:style-name="gr2" draw:text-style-name="P3" draw:layer="layout" svg:x1="9.3cm" svg:y1="5.7cm" svg:x2="9.3cm" svg:y2="4.2cm">
          <text:p/>
        </draw:line>
        <draw:frame draw:style-name="gr4" draw:text-style-name="P3" draw:layer="layout" svg:width="7.542cm" svg:height="0.963cm" svg:x="4.6cm" svg:y="1.3cm">
          <draw:text-box>
            <text:p text:style-name="P3">HiFiBerryOS 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26T08:17:54.25</meta:creation-date>
    <dc:date>2020-02-26T08:34:30.03</dc:date>
    <meta:editing-duration>PT45S</meta:editing-duration>
    <meta:editing-cycles>1</meta:editing-cycles>
    <meta:document-statistic meta:object-count="24"/>
    <meta:generator>OpenOffice/4.1.7$Win32 OpenOffice.org_project/417m1$Build-9800</meta:generator>
  </office:meta>
</office:document-meta>
</file>